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9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$A_1_1</text:p>
          </table:table-cell>
          <table:table-cell office:value-type="float" office:value="-1.80717839742267" calcext:value-type="float">
            <text:p>-1.80717839742267</text:p>
          </table:table-cell>
          <table:table-cell/>
          <table:table-cell office:value-type="string" calcext:value-type="string">
            <text:p>$A_1_1</text:p>
          </table:table-cell>
          <table:table-cell office:value-type="float" office:value="2.37482652311519" calcext:value-type="float">
            <text:p>2.37482652311519</text:p>
          </table:table-cell>
        </table:table-row>
        <table:table-row table:style-name="ro1">
          <table:table-cell office:value-type="string" calcext:value-type="string">
            <text:p>$A_1_2</text:p>
          </table:table-cell>
          <table:table-cell office:value-type="float" office:value="-1.77770678469308" calcext:value-type="float">
            <text:p>-1.77770678469308</text:p>
          </table:table-cell>
          <table:table-cell/>
          <table:table-cell office:value-type="string" calcext:value-type="string">
            <text:p>$A_1_2</text:p>
          </table:table-cell>
          <table:table-cell office:value-type="float" office:value="2.37848554101933" calcext:value-type="float">
            <text:p>2.37848554101933</text:p>
          </table:table-cell>
        </table:table-row>
        <table:table-row table:style-name="ro1">
          <table:table-cell office:value-type="string" calcext:value-type="string">
            <text:p>$C_1_1_1</text:p>
          </table:table-cell>
          <table:table-cell office:value-type="float" office:value="12.2835878720798" calcext:value-type="float">
            <text:p>12.2835878720798</text:p>
          </table:table-cell>
          <table:table-cell/>
          <table:table-cell office:value-type="string" calcext:value-type="string">
            <text:p>$C_1_1_1</text:p>
          </table:table-cell>
          <table:table-cell office:value-type="float" office:value="-16.566715414067" calcext:value-type="float">
            <text:p>-16.566715414067</text:p>
          </table:table-cell>
        </table:table-row>
        <table:table-row table:style-name="ro1">
          <table:table-cell office:value-type="string" calcext:value-type="string">
            <text:p>$C_1_1_2</text:p>
          </table:table-cell>
          <table:table-cell office:value-type="float" office:value="12.3803706961638" calcext:value-type="float">
            <text:p>12.3803706961638</text:p>
          </table:table-cell>
          <table:table-cell/>
          <table:table-cell office:value-type="string" calcext:value-type="string">
            <text:p>$C_1_1_2</text:p>
          </table:table-cell>
          <table:table-cell office:value-type="float" office:value="-16.6514016490917" calcext:value-type="float">
            <text:p>-16.6514016490917</text:p>
          </table:table-cell>
        </table:table-row>
        <table:table-row table:style-name="ro1">
          <table:table-cell office:value-type="string" calcext:value-type="string">
            <text:p>$C_1_1_3</text:p>
          </table:table-cell>
          <table:table-cell office:value-type="float" office:value="12.2688627679567" calcext:value-type="float">
            <text:p>12.2688627679567</text:p>
          </table:table-cell>
          <table:table-cell/>
          <table:table-cell office:value-type="string" calcext:value-type="string">
            <text:p>$C_1_1_3</text:p>
          </table:table-cell>
          <table:table-cell office:value-type="float" office:value="-16.5660594322089" calcext:value-type="float">
            <text:p>-16.5660594322089</text:p>
          </table:table-cell>
        </table:table-row>
        <table:table-row table:style-name="ro1">
          <table:table-cell office:value-type="string" calcext:value-type="string">
            <text:p>$C_1_1_4</text:p>
          </table:table-cell>
          <table:table-cell office:value-type="float" office:value="12.3243956614728" calcext:value-type="float">
            <text:p>12.3243956614728</text:p>
          </table:table-cell>
          <table:table-cell/>
          <table:table-cell office:value-type="string" calcext:value-type="string">
            <text:p>$C_1_1_4</text:p>
          </table:table-cell>
          <table:table-cell office:value-type="float" office:value="-16.5916571828531" calcext:value-type="float">
            <text:p>-16.5916571828531</text:p>
          </table:table-cell>
        </table:table-row>
        <table:table-row table:style-name="ro1">
          <table:table-cell office:value-type="string" calcext:value-type="string">
            <text:p>$C_1_1_5</text:p>
          </table:table-cell>
          <table:table-cell office:value-type="float" office:value="12.2719325566671" calcext:value-type="float">
            <text:p>12.2719325566671</text:p>
          </table:table-cell>
          <table:table-cell/>
          <table:table-cell office:value-type="string" calcext:value-type="string">
            <text:p>$C_1_1_5</text:p>
          </table:table-cell>
          <table:table-cell office:value-type="float" office:value="-16.5759191694758" calcext:value-type="float">
            <text:p>-16.5759191694758</text:p>
          </table:table-cell>
        </table:table-row>
        <table:table-row table:style-name="ro1">
          <table:table-cell office:value-type="string" calcext:value-type="string">
            <text:p>$C_1_2_1</text:p>
          </table:table-cell>
          <table:table-cell office:value-type="float" office:value="11.1955000123741" calcext:value-type="float">
            <text:p>11.1955000123741</text:p>
          </table:table-cell>
          <table:table-cell/>
          <table:table-cell office:value-type="string" calcext:value-type="string">
            <text:p>$C_1_2_1</text:p>
          </table:table-cell>
          <table:table-cell office:value-type="float" office:value="-16.6445676526942" calcext:value-type="float">
            <text:p>-16.6445676526942</text:p>
          </table:table-cell>
        </table:table-row>
        <table:table-row table:style-name="ro1">
          <table:table-cell office:value-type="string" calcext:value-type="string">
            <text:p>$C_1_2_2</text:p>
          </table:table-cell>
          <table:table-cell office:value-type="float" office:value="11.2833694249544" calcext:value-type="float">
            <text:p>11.2833694249544</text:p>
          </table:table-cell>
          <table:table-cell/>
          <table:table-cell office:value-type="string" calcext:value-type="string">
            <text:p>$C_1_2_2</text:p>
          </table:table-cell>
          <table:table-cell office:value-type="float" office:value="-16.7292901995961" calcext:value-type="float">
            <text:p>-16.7292901995961</text:p>
          </table:table-cell>
        </table:table-row>
        <table:table-row table:style-name="ro1">
          <table:table-cell office:value-type="string" calcext:value-type="string">
            <text:p>$C_1_2_3</text:p>
          </table:table-cell>
          <table:table-cell office:value-type="float" office:value="11.1838273574918" calcext:value-type="float">
            <text:p>11.1838273574918</text:p>
          </table:table-cell>
          <table:table-cell/>
          <table:table-cell office:value-type="string" calcext:value-type="string">
            <text:p>$C_1_2_3</text:p>
          </table:table-cell>
          <table:table-cell office:value-type="float" office:value="-16.6437457656759" calcext:value-type="float">
            <text:p>-16.6437457656759</text:p>
          </table:table-cell>
        </table:table-row>
        <table:table-row table:style-name="ro1">
          <table:table-cell office:value-type="string" calcext:value-type="string">
            <text:p>$C_1_2_4</text:p>
          </table:table-cell>
          <table:table-cell office:value-type="float" office:value="11.2284850254648" calcext:value-type="float">
            <text:p>11.2284850254648</text:p>
          </table:table-cell>
          <table:table-cell/>
          <table:table-cell office:value-type="string" calcext:value-type="string">
            <text:p>$C_1_2_4</text:p>
          </table:table-cell>
          <table:table-cell office:value-type="float" office:value="-16.669402434837" calcext:value-type="float">
            <text:p>-16.669402434837</text:p>
          </table:table-cell>
        </table:table-row>
        <table:table-row table:style-name="ro1">
          <table:table-cell office:value-type="string" calcext:value-type="string">
            <text:p>$C_1_2_5</text:p>
          </table:table-cell>
          <table:table-cell office:value-type="float" office:value="11.1875835882718" calcext:value-type="float">
            <text:p>11.1875835882718</text:p>
          </table:table-cell>
          <table:table-cell/>
          <table:table-cell office:value-type="string" calcext:value-type="string">
            <text:p>$C_1_2_5</text:p>
          </table:table-cell>
          <table:table-cell office:value-type="float" office:value="-16.6536561823713" calcext:value-type="float">
            <text:p>-16.6536561823713</text:p>
          </table:table-cell>
        </table:table-row>
        <table:table-row table:style-name="ro1">
          <table:table-cell office:value-type="string" calcext:value-type="string">
            <text:p>$R_1_1</text:p>
          </table:table-cell>
          <table:table-cell office:value-type="float" office:value="1.48417484809914" calcext:value-type="float">
            <text:p>1.48417484809914</text:p>
          </table:table-cell>
          <table:table-cell/>
          <table:table-cell office:value-type="string" calcext:value-type="string">
            <text:p>$R_1_1</text:p>
          </table:table-cell>
          <table:table-cell office:value-type="float" office:value="2.62981519149539" calcext:value-type="float">
            <text:p>2.62981519149539</text:p>
          </table:table-cell>
        </table:table-row>
        <table:table-row table:style-name="ro1">
          <table:table-cell office:value-type="string" calcext:value-type="string">
            <text:p>$R_1_2</text:p>
          </table:table-cell>
          <table:table-cell office:value-type="float" office:value="1.45709270681732" calcext:value-type="float">
            <text:p>1.45709270681732</text:p>
          </table:table-cell>
          <table:table-cell/>
          <table:table-cell office:value-type="string" calcext:value-type="string">
            <text:p>$R_1_2</text:p>
          </table:table-cell>
          <table:table-cell office:value-type="float" office:value="2.63401197537083" calcext:value-type="float">
            <text:p>2.63401197537083</text:p>
          </table:table-cell>
        </table:table-row>
        <table:table-row table:style-name="ro1">
          <table:table-cell office:value-type="string" calcext:value-type="string">
            <text:p>$b_1_1</text:p>
          </table:table-cell>
          <table:table-cell office:value-type="float" office:value="15.3778978298614" calcext:value-type="float">
            <text:p>15.3778978298614</text:p>
          </table:table-cell>
          <table:table-cell/>
          <table:table-cell office:value-type="string" calcext:value-type="string">
            <text:p>$b_1_1</text:p>
          </table:table-cell>
          <table:table-cell office:value-type="float" office:value="-26.4122698035359" calcext:value-type="float">
            <text:p>-26.4122698035359</text:p>
          </table:table-cell>
        </table:table-row>
        <table:table-row table:style-name="ro1">
          <table:table-cell office:value-type="string" calcext:value-type="string">
            <text:p>$c_0_0</text:p>
          </table:table-cell>
          <table:table-cell office:value-type="float" office:value="-2.91201137715167" calcext:value-type="float">
            <text:p>-2.91201137715167</text:p>
          </table:table-cell>
          <table:table-cell/>
          <table:table-cell office:value-type="string" calcext:value-type="string">
            <text:p>$c_0_0</text:p>
          </table:table-cell>
          <table:table-cell office:value-type="float" office:value="-3.17240890382592" calcext:value-type="float">
            <text:p>-3.17240890382592</text:p>
          </table:table-cell>
        </table:table-row>
        <table:table-row table:style-name="ro1">
          <table:table-cell office:value-type="string" calcext:value-type="string">
            <text:p>$c_0_1</text:p>
          </table:table-cell>
          <table:table-cell office:value-type="float" office:value="-0.0229922317295331" calcext:value-type="float">
            <text:p>-0.022992231729533</text:p>
          </table:table-cell>
          <table:table-cell/>
          <table:table-cell office:value-type="string" calcext:value-type="string">
            <text:p>$c_0_1</text:p>
          </table:table-cell>
          <table:table-cell office:value-type="float" office:value="-0.0254992090116284" calcext:value-type="float">
            <text:p>-0.025499209011628</text:p>
          </table:table-cell>
        </table:table-row>
        <table:table-row table:style-name="ro1">
          <table:table-cell office:value-type="string" calcext:value-type="string">
            <text:p>$c_0_2</text:p>
          </table:table-cell>
          <table:table-cell office:value-type="float" office:value="-0.0303622456708965" calcext:value-type="float">
            <text:p>-0.030362245670897</text:p>
          </table:table-cell>
          <table:table-cell/>
          <table:table-cell office:value-type="string" calcext:value-type="string">
            <text:p>$c_0_2</text:p>
          </table:table-cell>
          <table:table-cell office:value-type="float" office:value="-0.0204920269632573" calcext:value-type="float">
            <text:p>-0.020492026963257</text:p>
          </table:table-cell>
        </table:table-row>
        <table:table-row table:style-name="ro1">
          <table:table-cell office:value-type="string" calcext:value-type="string">
            <text:p>$c_0_3</text:p>
          </table:table-cell>
          <table:table-cell office:value-type="float" office:value="-0.0319864177796487" calcext:value-type="float">
            <text:p>-0.031986417779649</text:p>
          </table:table-cell>
          <table:table-cell/>
          <table:table-cell office:value-type="string" calcext:value-type="string">
            <text:p>$c_0_3</text:p>
          </table:table-cell>
          <table:table-cell office:value-type="float" office:value="-0.0244067642369807" calcext:value-type="float">
            <text:p>-0.024406764236981</text:p>
          </table:table-cell>
        </table:table-row>
        <table:table-row table:style-name="ro1">
          <table:table-cell office:value-type="string" calcext:value-type="string">
            <text:p>$c_0_4</text:p>
          </table:table-cell>
          <table:table-cell office:value-type="float" office:value="-0.0275220865868167" calcext:value-type="float">
            <text:p>-0.027522086586817</text:p>
          </table:table-cell>
          <table:table-cell/>
          <table:table-cell office:value-type="string" calcext:value-type="string">
            <text:p>$c_0_4</text:p>
          </table:table-cell>
          <table:table-cell office:value-type="float" office:value="-0.0352781698599387" calcext:value-type="float">
            <text:p>-0.035278169859939</text:p>
          </table:table-cell>
        </table:table-row>
        <table:table-row table:style-name="ro1">
          <table:table-cell office:value-type="string" calcext:value-type="string">
            <text:p>$r_0_0</text:p>
          </table:table-cell>
          <table:table-cell office:value-type="float" office:value="-3.37166251928602" calcext:value-type="float">
            <text:p>-3.37166251928602</text:p>
          </table:table-cell>
          <table:table-cell/>
          <table:table-cell office:value-type="string" calcext:value-type="string">
            <text:p>$r_0_0</text:p>
          </table:table-cell>
          <table:table-cell office:value-type="float" office:value="2.72800879348935" calcext:value-type="float">
            <text:p>2.72800879348935</text:p>
          </table:table-cell>
        </table:table-row>
        <table:table-row table:style-name="ro1">
          <table:table-cell office:value-type="string" calcext:value-type="string">
            <text:p>$r_0_1</text:p>
          </table:table-cell>
          <table:table-cell office:value-type="float" office:value="0.0918803928589864" calcext:value-type="float">
            <text:p>0.091880392858986</text:p>
          </table:table-cell>
          <table:table-cell/>
          <table:table-cell office:value-type="string" calcext:value-type="string">
            <text:p>$r_0_1</text:p>
          </table:table-cell>
          <table:table-cell office:value-type="float" office:value="-0.072831035251174" calcext:value-type="float">
            <text:p>-0.072831035251174</text:p>
          </table:table-cell>
        </table:table-row>
        <table:table-row table:style-name="ro1">
          <table:table-cell office:value-type="string" calcext:value-type="string">
            <text:p>$r_0_2</text:p>
          </table:table-cell>
          <table:table-cell office:value-type="float" office:value="0.0945615735092265" calcext:value-type="float">
            <text:p>0.094561573509227</text:p>
          </table:table-cell>
          <table:table-cell/>
          <table:table-cell office:value-type="string" calcext:value-type="string">
            <text:p>$r_0_2</text:p>
          </table:table-cell>
          <table:table-cell office:value-type="float" office:value="-0.077403539623747" calcext:value-type="float">
            <text:p>-0.077403539623747</text:p>
          </table:table-cell>
        </table:table-row>
        <table:table-row table:style-name="ro1">
          <table:table-cell office:value-type="string" calcext:value-type="string">
            <text:p>$r_0_3</text:p>
          </table:table-cell>
          <table:table-cell office:value-type="float" office:value="0.0926595818112937" calcext:value-type="float">
            <text:p>0.092659581811294</text:p>
          </table:table-cell>
          <table:table-cell/>
          <table:table-cell office:value-type="string" calcext:value-type="string">
            <text:p>$r_0_3</text:p>
          </table:table-cell>
          <table:table-cell office:value-type="float" office:value="-0.066854513330564" calcext:value-type="float">
            <text:p>-0.066854513330564</text:p>
          </table:table-cell>
        </table:table-row>
        <table:table-row table:style-name="ro1">
          <table:table-cell office:value-type="string" calcext:value-type="string">
            <text:p>$r_0_4</text:p>
          </table:table-cell>
          <table:table-cell office:value-type="float" office:value="0.0869446176789608" calcext:value-type="float">
            <text:p>0.086944617678961</text:p>
          </table:table-cell>
          <table:table-cell/>
          <table:table-cell office:value-type="string" calcext:value-type="string">
            <text:p>$r_0_4</text:p>
          </table:table-cell>
          <table:table-cell office:value-type="float" office:value="-0.071302669360511" calcext:value-type="float">
            <text:p>-0.071302669360511</text:p>
          </table:table-cell>
        </table:table-row>
        <table:table-row table:style-name="ro1">
          <table:table-cell office:value-type="string" calcext:value-type="string">
            <text:p>$w1</text:p>
          </table:table-cell>
          <table:table-cell office:value-type="float" office:value="-32.5379536950575" calcext:value-type="float">
            <text:p>-32.5379536950575</text:p>
          </table:table-cell>
          <table:table-cell/>
          <table:table-cell office:value-type="string" calcext:value-type="string">
            <text:p>$w1</text:p>
          </table:table-cell>
          <table:table-cell office:value-type="float" office:value="4.85921434421829" calcext:value-type="float">
            <text:p>4.85921434421829</text:p>
          </table:table-cell>
        </table:table-row>
        <table:table-row table:style-name="ro1">
          <table:table-cell office:value-type="string" calcext:value-type="string">
            <text:p>$w2</text:p>
          </table:table-cell>
          <table:table-cell office:value-type="float" office:value="-24.5366493868243" calcext:value-type="float">
            <text:p>-24.5366493868243</text:p>
          </table:table-cell>
          <table:table-cell/>
          <table:table-cell office:value-type="string" calcext:value-type="string">
            <text:p>$w2</text:p>
          </table:table-cell>
          <table:table-cell office:value-type="float" office:value="4.91877627314175" calcext:value-type="float">
            <text:p>4.91877627314175</text:p>
          </table:table-cell>
        </table:table-row>
        <table:table-row table:style-name="ro1">
          <table:table-cell office:value-type="string" calcext:value-type="string">
            <text:p>$w3</text:p>
          </table:table-cell>
          <table:table-cell office:value-type="float" office:value="1.12822785522213" calcext:value-type="float">
            <text:p>1.12822785522213</text:p>
          </table:table-cell>
          <table:table-cell/>
          <table:table-cell office:value-type="string" calcext:value-type="string">
            <text:p>$w3</text:p>
          </table:table-cell>
          <table:table-cell office:value-type="float" office:value="-8.6567053307814" calcext:value-type="float">
            <text:p>-8.6567053307814</text:p>
          </table:table-cell>
        </table:table-row>
        <table:table-row table:style-name="ro1">
          <table:table-cell office:value-type="string" calcext:value-type="string">
            <text:p>LOG-LIK: data</text:p>
          </table:table-cell>
          <table:table-cell office:value-type="float" office:value="-8412.60481834976" calcext:value-type="float">
            <text:p>-8412.60481834976</text:p>
          </table:table-cell>
          <table:table-cell/>
          <table:table-cell office:value-type="string" calcext:value-type="string">
            <text:p>LOG-LIK: data</text:p>
          </table:table-cell>
          <table:table-cell office:value-type="float" office:value="-8702.45367035636" calcext:value-type="float">
            <text:p>-8702.45367035636</text:p>
          </table:table-cell>
        </table:table-row>
        <table:table-row table:style-name="ro2">
          <table:table-cell table:style-name="Default"/>
          <table:table-cell table:style-name="ce2" office:value-type="string" calcext:value-type="string">
            <text:p>Acc. 0.83: positive if #blue non-neighbors &gt;=8</text:p>
          </table:table-cell>
          <table:table-cell/>
          <table:table-cell table:style-name="Default"/>
          <table:table-cell table:style-name="ce2" office:value-type="string" calcext:value-type="string">
            <text:p>Acc. 0.83: positive if #blue non-neighbors &gt;=8</text:p>
          </table:table-cell>
        </table:table-row>
      </table:table>
      <table:table table:name="Sheet2" table:style-name="ta1">
        <table:table-column table:style-name="co1" table:number-columns-repeated="4" table:default-cell-style-name="ce5"/>
        <table:table-column table:style-name="co1" table:number-columns-repeated="2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ce5"/>
        <table:table-row table:style-name="ro1" table:number-rows-repeated="8"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lbfg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-10" calcext:value-type="float">
            <text:p>-10</text:p>
          </table:table-cell>
          <table:table-cell table:style-name="Default"/>
          <table:table-cell table:style-name="ce1" office:value-type="string" calcext:value-type="string">
            <text:p>$A_1_0_0</text:p>
          </table:table-cell>
          <table:table-cell table:style-name="ce1" office:value-type="float" office:value="-3.76508664517389" calcext:value-type="float">
            <text:p>-3.76508664517389</text:p>
          </table:table-cell>
          <table:table-cell table:style-name="Default"/>
          <table:table-cell table:style-name="ce1" office:value-type="float" office:value="-3.73775916889342" calcext:value-type="float">
            <text:p>-3.73775916889342</text:p>
          </table:table-cell>
          <table:table-cell table:style-name="Default"/>
          <table:table-cell table:style-name="ce1" office:value-type="float" office:value="46.2387340343583" calcext:value-type="float">
            <text:p>46.2387340343583</text:p>
          </table:table-cell>
          <table:table-cell table:style-name="Default"/>
          <table:table-cell office:value-type="float" office:value="-4.6687804386361" calcext:value-type="float">
            <text:p>-4.668780438636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0_1</text:p>
          </table:table-cell>
          <table:table-cell office:value-type="float" office:value="-0.0909657796536876" calcext:value-type="float">
            <text:p>-0.090965779653688</text:p>
          </table:table-cell>
          <table:table-cell/>
          <table:table-cell office:value-type="float" office:value="-0.136581500828544" calcext:value-type="float">
            <text:p>-0.136581500828544</text:p>
          </table:table-cell>
          <table:table-cell/>
          <table:table-cell office:value-type="float" office:value="1.52605357884561" calcext:value-type="float">
            <text:p>1.52605357884561</text:p>
          </table:table-cell>
          <table:table-cell/>
          <table:table-cell office:value-type="float" office:value="-0.0557370207890353" calcext:value-type="float">
            <text:p>-0.0557370207890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0_2</text:p>
          </table:table-cell>
          <table:table-cell office:value-type="float" office:value="-0.0669018722474891" calcext:value-type="float">
            <text:p>-0.066901872247489</text:p>
          </table:table-cell>
          <table:table-cell/>
          <table:table-cell office:value-type="float" office:value="-0.122539676039261" calcext:value-type="float">
            <text:p>-0.122539676039261</text:p>
          </table:table-cell>
          <table:table-cell/>
          <table:table-cell office:value-type="float" office:value="0.344731873815697" calcext:value-type="float">
            <text:p>0.344731873815697</text:p>
          </table:table-cell>
          <table:table-cell/>
          <table:table-cell office:value-type="float" office:value="-0.0353710079875146" calcext:value-type="float">
            <text:p>-0.035371007987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0_3</text:p>
          </table:table-cell>
          <table:table-cell office:value-type="float" office:value="-0.0877939730538846" calcext:value-type="float">
            <text:p>-0.087793973053885</text:p>
          </table:table-cell>
          <table:table-cell/>
          <table:table-cell office:value-type="float" office:value="-0.130829601382378" calcext:value-type="float">
            <text:p>-0.130829601382378</text:p>
          </table:table-cell>
          <table:table-cell/>
          <table:table-cell office:value-type="float" office:value="1.10516599636" calcext:value-type="float">
            <text:p>1.10516599636</text:p>
          </table:table-cell>
          <table:table-cell/>
          <table:table-cell office:value-type="float" office:value="-0.0591574949222412" calcext:value-type="float">
            <text:p>-0.059157494922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0_4</text:p>
          </table:table-cell>
          <table:table-cell office:value-type="float" office:value="-0.0884236755249711" calcext:value-type="float">
            <text:p>-0.088423675524971</text:p>
          </table:table-cell>
          <table:table-cell/>
          <table:table-cell office:value-type="float" office:value="-0.143914571156022" calcext:value-type="float">
            <text:p>-0.143914571156022</text:p>
          </table:table-cell>
          <table:table-cell/>
          <table:table-cell office:value-type="float" office:value="0.221449242443341" calcext:value-type="float">
            <text:p>0.221449242443341</text:p>
          </table:table-cell>
          <table:table-cell/>
          <table:table-cell office:value-type="float" office:value="-0.0619071390046459" calcext:value-type="float">
            <text:p>-0.06190713900464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-10" calcext:value-type="float">
            <text:p>-10</text:p>
          </table:table-cell>
          <table:table-cell table:style-name="Default"/>
          <table:table-cell table:style-name="ce1" office:value-type="string" calcext:value-type="string">
            <text:p>$A_1_1_0</text:p>
          </table:table-cell>
          <table:table-cell table:style-name="ce1" office:value-type="float" office:value="1.03861731889034" calcext:value-type="float">
            <text:p>1.03861731889034</text:p>
          </table:table-cell>
          <table:table-cell table:style-name="Default"/>
          <table:table-cell table:style-name="ce1" office:value-type="float" office:value="0.551582114895577" calcext:value-type="float">
            <text:p>0.551582114895577</text:p>
          </table:table-cell>
          <table:table-cell table:style-name="Default"/>
          <table:table-cell table:style-name="ce1" office:value-type="float" office:value="-0.129045042091479" calcext:value-type="float">
            <text:p>-0.129045042091479</text:p>
          </table:table-cell>
          <table:table-cell table:style-name="Default"/>
          <table:table-cell office:value-type="float" office:value="0.110661871584284" calcext:value-type="float">
            <text:p>0.11066187158428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1_1</text:p>
          </table:table-cell>
          <table:table-cell office:value-type="float" office:value="0.654059163276037" calcext:value-type="float">
            <text:p>0.654059163276037</text:p>
          </table:table-cell>
          <table:table-cell/>
          <table:table-cell office:value-type="float" office:value="0.746407428395681" calcext:value-type="float">
            <text:p>0.746407428395681</text:p>
          </table:table-cell>
          <table:table-cell/>
          <table:table-cell office:value-type="float" office:value="-0.535415820286796" calcext:value-type="float">
            <text:p>-0.535415820286796</text:p>
          </table:table-cell>
          <table:table-cell/>
          <table:table-cell office:value-type="float" office:value="0.284885221904189" calcext:value-type="float">
            <text:p>0.284885221904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1_2</text:p>
          </table:table-cell>
          <table:table-cell office:value-type="float" office:value="-0.803045036277051" calcext:value-type="float">
            <text:p>-0.803045036277051</text:p>
          </table:table-cell>
          <table:table-cell/>
          <table:table-cell office:value-type="float" office:value="0.607389391556214" calcext:value-type="float">
            <text:p>0.607389391556214</text:p>
          </table:table-cell>
          <table:table-cell/>
          <table:table-cell office:value-type="float" office:value="-0.256835508325177" calcext:value-type="float">
            <text:p>-0.256835508325177</text:p>
          </table:table-cell>
          <table:table-cell/>
          <table:table-cell office:value-type="float" office:value="0.738857666927786" calcext:value-type="float">
            <text:p>0.738857666927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1_3</text:p>
          </table:table-cell>
          <table:table-cell office:value-type="float" office:value="0.110159861268955" calcext:value-type="float">
            <text:p>0.110159861268955</text:p>
          </table:table-cell>
          <table:table-cell/>
          <table:table-cell office:value-type="float" office:value="1.31423416824734" calcext:value-type="float">
            <text:p>1.31423416824734</text:p>
          </table:table-cell>
          <table:table-cell/>
          <table:table-cell office:value-type="float" office:value="-0.588028776007873" calcext:value-type="float">
            <text:p>-0.588028776007873</text:p>
          </table:table-cell>
          <table:table-cell/>
          <table:table-cell office:value-type="float" office:value="0.2548841117001" calcext:value-type="float">
            <text:p>0.2548841117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A_1_1_4</text:p>
          </table:table-cell>
          <table:table-cell office:value-type="float" office:value="0.403952614183882" calcext:value-type="float">
            <text:p>0.403952614183882</text:p>
          </table:table-cell>
          <table:table-cell/>
          <table:table-cell office:value-type="float" office:value="1.05934496290464" calcext:value-type="float">
            <text:p>1.05934496290464</text:p>
          </table:table-cell>
          <table:table-cell/>
          <table:table-cell office:value-type="float" office:value="-0.886095016014715" calcext:value-type="float">
            <text:p>-0.886095016014715</text:p>
          </table:table-cell>
          <table:table-cell/>
          <table:table-cell office:value-type="float" office:value="1.33798905639766" calcext:value-type="float">
            <text:p>1.3379890563976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1" office:value-type="string" calcext:value-type="string">
            <text:p>$R_1_0_0</text:p>
          </table:table-cell>
          <table:table-cell table:style-name="ce1" office:value-type="float" office:value="3.35460632119187" calcext:value-type="float">
            <text:p>3.35460632119187</text:p>
          </table:table-cell>
          <table:table-cell table:style-name="Default"/>
          <table:table-cell table:style-name="ce1" office:value-type="float" office:value="3.08294097853499" calcext:value-type="float">
            <text:p>3.08294097853499</text:p>
          </table:table-cell>
          <table:table-cell table:style-name="Default"/>
          <table:table-cell table:style-name="ce1" office:value-type="float" office:value="-38.8705183535048" calcext:value-type="float">
            <text:p>-38.8705183535048</text:p>
          </table:table-cell>
          <table:table-cell table:style-name="Default"/>
          <table:table-cell office:value-type="float" office:value="4.4117742594404" calcext:value-type="float">
            <text:p>4.411774259440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0_1</text:p>
          </table:table-cell>
          <table:table-cell office:value-type="float" office:value="-0.227139912492345" calcext:value-type="float">
            <text:p>-0.227139912492345</text:p>
          </table:table-cell>
          <table:table-cell/>
          <table:table-cell office:value-type="float" office:value="-0.355167729205972" calcext:value-type="float">
            <text:p>-0.355167729205972</text:p>
          </table:table-cell>
          <table:table-cell/>
          <table:table-cell office:value-type="float" office:value="7.91532557437052" calcext:value-type="float">
            <text:p>7.91532557437052</text:p>
          </table:table-cell>
          <table:table-cell/>
          <table:table-cell office:value-type="float" office:value="-0.152716849663533" calcext:value-type="float">
            <text:p>-0.152716849663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0_2</text:p>
          </table:table-cell>
          <table:table-cell office:value-type="float" office:value="-0.240585771037963" calcext:value-type="float">
            <text:p>-0.240585771037963</text:p>
          </table:table-cell>
          <table:table-cell/>
          <table:table-cell office:value-type="float" office:value="-0.38314946806846" calcext:value-type="float">
            <text:p>-0.38314946806846</text:p>
          </table:table-cell>
          <table:table-cell/>
          <table:table-cell office:value-type="float" office:value="6.41694094933444" calcext:value-type="float">
            <text:p>6.41694094933444</text:p>
          </table:table-cell>
          <table:table-cell/>
          <table:table-cell office:value-type="float" office:value="-0.151830563432767" calcext:value-type="float">
            <text:p>-0.1518305634327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0_3</text:p>
          </table:table-cell>
          <table:table-cell office:value-type="float" office:value="-0.226173916059699" calcext:value-type="float">
            <text:p>-0.226173916059699</text:p>
          </table:table-cell>
          <table:table-cell/>
          <table:table-cell office:value-type="float" office:value="-0.366611460436088" calcext:value-type="float">
            <text:p>-0.366611460436088</text:p>
          </table:table-cell>
          <table:table-cell/>
          <table:table-cell office:value-type="float" office:value="5.0458277788423" calcext:value-type="float">
            <text:p>5.0458277788423</text:p>
          </table:table-cell>
          <table:table-cell/>
          <table:table-cell office:value-type="float" office:value="-0.146511569982147" calcext:value-type="float">
            <text:p>-0.146511569982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0_4</text:p>
          </table:table-cell>
          <table:table-cell office:value-type="float" office:value="-0.228835430454511" calcext:value-type="float">
            <text:p>-0.228835430454511</text:p>
          </table:table-cell>
          <table:table-cell/>
          <table:table-cell office:value-type="float" office:value="-0.378567147625011" calcext:value-type="float">
            <text:p>-0.378567147625011</text:p>
          </table:table-cell>
          <table:table-cell/>
          <table:table-cell office:value-type="float" office:value="8.33639387490094" calcext:value-type="float">
            <text:p>8.33639387490094</text:p>
          </table:table-cell>
          <table:table-cell/>
          <table:table-cell office:value-type="float" office:value="-0.146221388320436" calcext:value-type="float">
            <text:p>-0.14622138832043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1" office:value-type="string" calcext:value-type="string">
            <text:p>$R_1_1_0</text:p>
          </table:table-cell>
          <table:table-cell table:style-name="ce1" office:value-type="float" office:value="0.734325320345383" calcext:value-type="float">
            <text:p>0.734325320345383</text:p>
          </table:table-cell>
          <table:table-cell table:style-name="Default"/>
          <table:table-cell table:style-name="ce1" office:value-type="float" office:value="0.454112165845131" calcext:value-type="float">
            <text:p>0.454112165845131</text:p>
          </table:table-cell>
          <table:table-cell table:style-name="Default"/>
          <table:table-cell table:style-name="ce1" office:value-type="float" office:value="-0.992545260152757" calcext:value-type="float">
            <text:p>-0.992545260152757</text:p>
          </table:table-cell>
          <table:table-cell table:style-name="Default"/>
          <table:table-cell office:value-type="float" office:value="1.55457224455778" calcext:value-type="float">
            <text:p>1.5545722445577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1_1</text:p>
          </table:table-cell>
          <table:table-cell office:value-type="float" office:value="0.801755480172305" calcext:value-type="float">
            <text:p>0.801755480172305</text:p>
          </table:table-cell>
          <table:table-cell/>
          <table:table-cell office:value-type="float" office:value="1.00451486248602" calcext:value-type="float">
            <text:p>1.00451486248602</text:p>
          </table:table-cell>
          <table:table-cell/>
          <table:table-cell office:value-type="float" office:value="-0.784224771221258" calcext:value-type="float">
            <text:p>-0.784224771221258</text:p>
          </table:table-cell>
          <table:table-cell/>
          <table:table-cell office:value-type="float" office:value="1.10182390259599" calcext:value-type="float">
            <text:p>1.101823902595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1_2</text:p>
          </table:table-cell>
          <table:table-cell office:value-type="float" office:value="0.049837450012452" calcext:value-type="float">
            <text:p>0.049837450012452</text:p>
          </table:table-cell>
          <table:table-cell/>
          <table:table-cell office:value-type="float" office:value="0.423856412273946" calcext:value-type="float">
            <text:p>0.423856412273946</text:p>
          </table:table-cell>
          <table:table-cell/>
          <table:table-cell office:value-type="float" office:value="-0.263614956805513" calcext:value-type="float">
            <text:p>-0.263614956805513</text:p>
          </table:table-cell>
          <table:table-cell/>
          <table:table-cell office:value-type="float" office:value="0.77963138978591" calcext:value-type="float">
            <text:p>0.779631389785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1_3</text:p>
          </table:table-cell>
          <table:table-cell office:value-type="float" office:value="0.283819667333612" calcext:value-type="float">
            <text:p>0.283819667333612</text:p>
          </table:table-cell>
          <table:table-cell/>
          <table:table-cell office:value-type="float" office:value="0.751491601695228" calcext:value-type="float">
            <text:p>0.751491601695228</text:p>
          </table:table-cell>
          <table:table-cell/>
          <table:table-cell office:value-type="float" office:value="-0.501873575358758" calcext:value-type="float">
            <text:p>-0.501873575358758</text:p>
          </table:table-cell>
          <table:table-cell/>
          <table:table-cell office:value-type="float" office:value="1.6262687619809" calcext:value-type="float">
            <text:p>1.62626876198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R_1_1_4</text:p>
          </table:table-cell>
          <table:table-cell office:value-type="float" office:value="-0.0161169917330733" calcext:value-type="float">
            <text:p>-0.016116991733073</text:p>
          </table:table-cell>
          <table:table-cell/>
          <table:table-cell office:value-type="float" office:value="0.461508863423138" calcext:value-type="float">
            <text:p>0.461508863423138</text:p>
          </table:table-cell>
          <table:table-cell/>
          <table:table-cell office:value-type="float" office:value="0.865736036486349" calcext:value-type="float">
            <text:p>0.865736036486349</text:p>
          </table:table-cell>
          <table:table-cell/>
          <table:table-cell office:value-type="float" office:value="1.96679116731119" calcext:value-type="float">
            <text:p>1.96679116731119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-105" calcext:value-type="float">
            <text:p>-105</text:p>
          </table:table-cell>
          <table:table-cell table:style-name="Default"/>
          <table:table-cell table:style-name="ce1" office:value-type="string" calcext:value-type="string">
            <text:p>$b_1_0</text:p>
          </table:table-cell>
          <table:table-cell table:style-name="ce1" office:value-type="float" office:value="-7.62506722038368" calcext:value-type="float">
            <text:p>-7.62506722038368</text:p>
          </table:table-cell>
          <table:table-cell table:style-name="Default"/>
          <table:table-cell table:style-name="ce1" office:value-type="float" office:value="-3.12501280078149" calcext:value-type="float">
            <text:p>-3.12501280078149</text:p>
          </table:table-cell>
          <table:table-cell table:style-name="Default"/>
          <table:table-cell table:style-name="ce1" office:value-type="float" office:value="2.95106310602747" calcext:value-type="float">
            <text:p>2.95106310602747</text:p>
          </table:table-cell>
          <table:table-cell table:style-name="Default"/>
          <table:table-cell office:value-type="float" office:value="-14.1884842081056" calcext:value-type="float">
            <text:p>-14.188484208105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-75" calcext:value-type="float">
            <text:p>-75</text:p>
          </table:table-cell>
          <table:table-cell table:style-name="Default"/>
          <table:table-cell table:style-name="ce1" office:value-type="string" calcext:value-type="string">
            <text:p>$b_1_1</text:p>
          </table:table-cell>
          <table:table-cell table:style-name="ce1" office:value-type="float" office:value="0.103097441036368" calcext:value-type="float">
            <text:p>0.103097441036368</text:p>
          </table:table-cell>
          <table:table-cell table:style-name="Default"/>
          <table:table-cell table:style-name="ce1" office:value-type="float" office:value="1.05076642285852" calcext:value-type="float">
            <text:p>1.05076642285852</text:p>
          </table:table-cell>
          <table:table-cell table:style-name="Default"/>
          <table:table-cell table:style-name="ce1" office:value-type="float" office:value="0.959232335320374" calcext:value-type="float">
            <text:p>0.959232335320374</text:p>
          </table:table-cell>
          <table:table-cell table:style-name="Default"/>
          <table:table-cell office:value-type="float" office:value="0.874396618258204" calcext:value-type="float">
            <text:p>0.87439661825820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0_0</text:p>
          </table:table-cell>
          <table:table-cell office:value-type="float" office:value="-5.53628130591314" calcext:value-type="float">
            <text:p>-5.53628130591314</text:p>
          </table:table-cell>
          <table:table-cell/>
          <table:table-cell office:value-type="float" office:value="-2.08209921943805" calcext:value-type="float">
            <text:p>-2.08209921943805</text:p>
          </table:table-cell>
          <table:table-cell/>
          <table:table-cell office:value-type="float" office:value="0.299470259013686" calcext:value-type="float">
            <text:p>0.299470259013686</text:p>
          </table:table-cell>
          <table:table-cell/>
          <table:table-cell office:value-type="float" office:value="-10.2841741978706" calcext:value-type="float">
            <text:p>-10.28417419787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0_1</text:p>
          </table:table-cell>
          <table:table-cell office:value-type="float" office:value="-5.64079796636787" calcext:value-type="float">
            <text:p>-5.64079796636787</text:p>
          </table:table-cell>
          <table:table-cell/>
          <table:table-cell office:value-type="float" office:value="-2.21910499374868" calcext:value-type="float">
            <text:p>-2.21910499374868</text:p>
          </table:table-cell>
          <table:table-cell/>
          <table:table-cell office:value-type="float" office:value="1.56911476324639" calcext:value-type="float">
            <text:p>1.56911476324639</text:p>
          </table:table-cell>
          <table:table-cell/>
          <table:table-cell office:value-type="float" office:value="-10.3653304133655" calcext:value-type="float">
            <text:p>-10.3653304133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0_2</text:p>
          </table:table-cell>
          <table:table-cell office:value-type="float" office:value="-5.54560804680681" calcext:value-type="float">
            <text:p>-5.54560804680681</text:p>
          </table:table-cell>
          <table:table-cell/>
          <table:table-cell office:value-type="float" office:value="-2.12610543343308" calcext:value-type="float">
            <text:p>-2.12610543343308</text:p>
          </table:table-cell>
          <table:table-cell/>
          <table:table-cell office:value-type="float" office:value="0.293946412082479" calcext:value-type="float">
            <text:p>0.293946412082479</text:p>
          </table:table-cell>
          <table:table-cell/>
          <table:table-cell office:value-type="float" office:value="-10.2818170083232" calcext:value-type="float">
            <text:p>-10.28181700832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0_3</text:p>
          </table:table-cell>
          <table:table-cell office:value-type="float" office:value="-5.55437931372685" calcext:value-type="float">
            <text:p>-5.55437931372685</text:p>
          </table:table-cell>
          <table:table-cell/>
          <table:table-cell office:value-type="float" office:value="-2.11828174145954" calcext:value-type="float">
            <text:p>-2.11828174145954</text:p>
          </table:table-cell>
          <table:table-cell/>
          <table:table-cell office:value-type="float" office:value="1.21163228469854" calcext:value-type="float">
            <text:p>1.21163228469854</text:p>
          </table:table-cell>
          <table:table-cell/>
          <table:table-cell office:value-type="float" office:value="-10.2931761957085" calcext:value-type="float">
            <text:p>-10.29317619570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0_4</text:p>
          </table:table-cell>
          <table:table-cell office:value-type="float" office:value="-5.5357540811306" calcext:value-type="float">
            <text:p>-5.5357540811306</text:p>
          </table:table-cell>
          <table:table-cell/>
          <table:table-cell office:value-type="float" office:value="-2.08928526482258" calcext:value-type="float">
            <text:p>-2.08928526482258</text:p>
          </table:table-cell>
          <table:table-cell/>
          <table:table-cell office:value-type="float" office:value="0.0469784456316909" calcext:value-type="float">
            <text:p>0.046978445631691</text:p>
          </table:table-cell>
          <table:table-cell/>
          <table:table-cell office:value-type="float" office:value="-10.2878519299306" calcext:value-type="float">
            <text:p>-10.2878519299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1_0</text:p>
          </table:table-cell>
          <table:table-cell office:value-type="float" office:value="0.331357552404957" calcext:value-type="float">
            <text:p>0.331357552404957</text:p>
          </table:table-cell>
          <table:table-cell/>
          <table:table-cell office:value-type="float" office:value="1.08132322284527" calcext:value-type="float">
            <text:p>1.08132322284527</text:p>
          </table:table-cell>
          <table:table-cell/>
          <table:table-cell office:value-type="float" office:value="0.880999887142391" calcext:value-type="float">
            <text:p>0.880999887142391</text:p>
          </table:table-cell>
          <table:table-cell/>
          <table:table-cell office:value-type="float" office:value="1.04382404054702" calcext:value-type="float">
            <text:p>1.04382404054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1_1</text:p>
          </table:table-cell>
          <table:table-cell office:value-type="float" office:value="1.42952854517438" calcext:value-type="float">
            <text:p>1.42952854517438</text:p>
          </table:table-cell>
          <table:table-cell/>
          <table:table-cell office:value-type="float" office:value="0.940670358369174" calcext:value-type="float">
            <text:p>0.940670358369174</text:p>
          </table:table-cell>
          <table:table-cell/>
          <table:table-cell office:value-type="float" office:value="0.208411494666757" calcext:value-type="float">
            <text:p>0.208411494666757</text:p>
          </table:table-cell>
          <table:table-cell/>
          <table:table-cell office:value-type="float" office:value="0.861036534480655" calcext:value-type="float">
            <text:p>0.861036534480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1_2</text:p>
          </table:table-cell>
          <table:table-cell office:value-type="float" office:value="-1.19975902102192" calcext:value-type="float">
            <text:p>-1.19975902102192</text:p>
          </table:table-cell>
          <table:table-cell/>
          <table:table-cell office:value-type="float" office:value="0.920585594879787" calcext:value-type="float">
            <text:p>0.920585594879787</text:p>
          </table:table-cell>
          <table:table-cell/>
          <table:table-cell office:value-type="float" office:value="-0.121681786800413" calcext:value-type="float">
            <text:p>-0.121681786800413</text:p>
          </table:table-cell>
          <table:table-cell/>
          <table:table-cell office:value-type="float" office:value="1.73088546477118" calcext:value-type="float">
            <text:p>1.73088546477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1_3</text:p>
          </table:table-cell>
          <table:table-cell office:value-type="float" office:value="0.468104625639493" calcext:value-type="float">
            <text:p>0.468104625639493</text:p>
          </table:table-cell>
          <table:table-cell/>
          <table:table-cell office:value-type="float" office:value="1.35796929591355" calcext:value-type="float">
            <text:p>1.35796929591355</text:p>
          </table:table-cell>
          <table:table-cell/>
          <table:table-cell office:value-type="float" office:value="0.328171387745602" calcext:value-type="float">
            <text:p>0.328171387745602</text:p>
          </table:table-cell>
          <table:table-cell/>
          <table:table-cell office:value-type="float" office:value="1.23055608726643" calcext:value-type="float">
            <text:p>1.23055608726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$c_1_1_4</text:p>
          </table:table-cell>
          <table:table-cell office:value-type="float" office:value="-0.291609278531996" calcext:value-type="float">
            <text:p>-0.291609278531996</text:p>
          </table:table-cell>
          <table:table-cell/>
          <table:table-cell office:value-type="float" office:value="1.2320627525011" calcext:value-type="float">
            <text:p>1.2320627525011</text:p>
          </table:table-cell>
          <table:table-cell/>
          <table:table-cell office:value-type="float" office:value="0.351074589546487" calcext:value-type="float">
            <text:p>0.351074589546487</text:p>
          </table:table-cell>
          <table:table-cell/>
          <table:table-cell office:value-type="float" office:value="1.68052349586048" calcext:value-type="float">
            <text:p>1.68052349586048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$w_0</text:p>
          </table:table-cell>
          <table:table-cell table:style-name="ce1" office:value-type="float" office:value="7.43679107159226" calcext:value-type="float">
            <text:p>7.43679107159226</text:p>
          </table:table-cell>
          <table:table-cell table:style-name="Default"/>
          <table:table-cell table:style-name="ce1" office:value-type="float" office:value="3.6677027746837" calcext:value-type="float">
            <text:p>3.6677027746837</text:p>
          </table:table-cell>
          <table:table-cell table:style-name="Default"/>
          <table:table-cell table:style-name="ce1" office:value-type="float" office:value="-8.07533004953303" calcext:value-type="float">
            <text:p>-8.07533004953303</text:p>
          </table:table-cell>
          <table:table-cell table:style-name="Default"/>
          <table:table-cell office:value-type="float" office:value="9.62547160947489" calcext:value-type="float">
            <text:p>9.6254716094748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$w_1</text:p>
          </table:table-cell>
          <table:table-cell table:style-name="ce1" office:value-type="float" office:value="-3.2927965508677" calcext:value-type="float">
            <text:p>-3.2927965508677</text:p>
          </table:table-cell>
          <table:table-cell table:style-name="Default"/>
          <table:table-cell table:style-name="ce1" office:value-type="float" office:value="-1.65785147007116" calcext:value-type="float">
            <text:p>-1.65785147007116</text:p>
          </table:table-cell>
          <table:table-cell table:style-name="Default"/>
          <table:table-cell table:style-name="ce1" office:value-type="float" office:value="0.419582674244481" calcext:value-type="float">
            <text:p>0.419582674244481</text:p>
          </table:table-cell>
          <table:table-cell table:style-name="Default"/>
          <table:table-cell office:value-type="float" office:value="-4.31493522223993" calcext:value-type="float">
            <text:p>-4.3149352222399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$w_3</text:p>
          </table:table-cell>
          <table:table-cell table:style-name="ce1" office:value-type="float" office:value="-3.07428633274804" calcext:value-type="float">
            <text:p>-3.07428633274804</text:p>
          </table:table-cell>
          <table:table-cell table:style-name="Default"/>
          <table:table-cell table:style-name="ce1" office:value-type="float" office:value="-1.1830824860715" calcext:value-type="float">
            <text:p>-1.1830824860715</text:p>
          </table:table-cell>
          <table:table-cell table:style-name="Default"/>
          <table:table-cell table:style-name="ce1" office:value-type="float" office:value="0.605742629916618" calcext:value-type="float">
            <text:p>0.605742629916618</text:p>
          </table:table-cell>
          <table:table-cell table:style-name="Default"/>
          <table:table-cell office:value-type="float" office:value="-4.21680590204609" calcext:value-type="float">
            <text:p>-4.21680590204609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4"/>
          <table:table-cell table:style-name="ce1" office:value-type="string" calcext:value-type="string">
            <text:p>LOG-LIK: data</text:p>
          </table:table-cell>
          <table:table-cell table:style-name="ce1" office:value-type="float" office:value="-9080.29951444201" calcext:value-type="float">
            <text:p>-9080.29951444201</text:p>
          </table:table-cell>
          <table:table-cell table:style-name="Default"/>
          <table:table-cell table:style-name="ce1" office:value-type="float" office:value="-10247.1700407142" calcext:value-type="float">
            <text:p>-10247.1700407142</text:p>
          </table:table-cell>
          <table:table-cell table:style-name="Default"/>
          <table:table-cell table:style-name="ce1" office:value-type="float" office:value="-10616.2612225767" calcext:value-type="float">
            <text:p>-10616.2612225767</text:p>
          </table:table-cell>
          <table:table-cell table:style-name="Default"/>
          <table:table-cell office:value-type="float" office:value="-8552.52408533312" calcext:value-type="float">
            <text:p>-8552.5240853331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Default" office:value-type="float" office:value="0.8326" calcext:value-type="float">
            <text:p>0.8326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lpha=0.05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5:45:02.34041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0:09:42.451825304</meta:creation-date>
    <dc:date>2021-07-08T21:29:19.053614810</dc:date>
    <meta:editing-duration>PT4H18M15S</meta:editing-duration>
    <meta:editing-cycles>4</meta:editing-cycles>
    <meta:generator>LibreOffice/6.4.7.2$Linux_X86_64 LibreOffice_project/40$Build-2</meta:generator>
    <meta:document-statistic meta:table-count="2" meta:cell-count="333" meta:object-count="0"/>
  </office:meta>
</office:document-meta>
</file>